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DejaVu Sans3" svg:font-family="'DejaVu Sans'" style:font-family-generic="swiss" style:font-pitch="variable"/>
    <style:font-face style:name="DejaVu Sans2" svg:font-family="'DejaVu Sans'" style:font-adornments="Bold Oblique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adornments="Полужирный" style:font-family-generic="swiss" style:font-pitch="variable"/>
    <style:font-face style:name="DejaVu Sans4" svg:font-family="'DejaVu Sans'" style:font-family-generic="system" style:font-pitch="variable"/>
  </office:font-face-decls>
  <office:automatic-styles>
    <style:style style:name="Примеры" style:family="table">
      <style:table-properties style:width="17.011cm" fo:margin-left="0cm" table:align="left"/>
    </style:style>
    <style:style style:name="Примеры.A" style:family="table-column">
      <style:table-column-properties style:column-width="9.79cm"/>
    </style:style>
    <style:style style:name="Примеры.B" style:family="table-column">
      <style:table-column-properties style:column-width="3.611cm"/>
    </style:style>
    <style:style style:name="Примеры.A1" style:family="table-cell">
      <style:table-cell-properties fo:padding="0.097cm" fo:border-left="0.05pt solid #000000" fo:border-right="none" fo:border-top="0.05pt solid #000000" fo:border-bottom="0.05pt solid #000000"/>
    </style:style>
    <style:style style:name="Примеры.C1" style:family="table-cell">
      <style:table-cell-properties fo:padding="0.097cm" fo:border="0.05pt solid #000000"/>
    </style:style>
    <style:style style:name="Примеры.A2" style:family="table-cell">
      <style:table-cell-properties fo:padding="0.097cm" fo:border-left="0.05pt solid #000000" fo:border-right="none" fo:border-top="none" fo:border-bottom="0.05pt solid #000000"/>
    </style:style>
    <style:style style:name="Примеры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style:font-name="DejaVu Sans3"/>
    </style:style>
    <style:style style:name="P2" style:family="paragraph" style:parent-style-name="Text_20_body">
      <style:text-properties officeooo:paragraph-rsid="001ba6c5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officeooo:paragraph-rsid="001ba6c5"/>
    </style:style>
    <style:style style:name="P4" style:family="paragraph" style:parent-style-name="Standard" style:master-page-name="First_20_Page">
      <style:paragraph-properties fo:text-align="center" style:justify-single-word="false" style:page-number="auto"/>
      <style:text-properties style:font-name="DejaVu Sans3" fo:font-size="11pt" officeooo:rsid="001ba6c5" officeooo:paragraph-rsid="001ba6c5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DejaVu Sans3" fo:font-size="11pt" officeooo:rsid="001ba6c5" officeooo:paragraph-rsid="001ba6c5" style:font-size-asian="11pt" style:font-size-complex="11pt"/>
    </style:style>
    <style:style style:name="P6" style:family="paragraph" style:parent-style-name="Standard">
      <style:paragraph-properties fo:text-align="center" style:justify-single-word="false"/>
      <style:text-properties style:font-name="DejaVu Sans3" fo:font-size="11pt" officeooo:rsid="001ba6c5" officeooo:paragraph-rsid="001ba6c5" style:font-size-asian="9.60000038146973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DejaVu Sans3" fo:font-size="11pt" officeooo:rsid="001ba6c5" officeooo:paragraph-rsid="001ba6c5" style:font-size-asian="9.60000038146973pt" style:font-size-complex="11pt"/>
    </style:style>
    <style:style style:name="P8" style:family="paragraph" style:parent-style-name="Standard">
      <style:paragraph-properties fo:text-align="center" style:justify-single-word="false"/>
      <style:text-properties style:font-name="DejaVu Sans3" fo:font-size="28pt" officeooo:rsid="001ba6c5" officeooo:paragraph-rsid="001ba6c5" style:font-size-asian="28pt" style:font-size-complex="28pt"/>
    </style:style>
    <style:style style:name="P9" style:family="paragraph" style:parent-style-name="Standard">
      <style:paragraph-properties fo:text-align="end" style:justify-single-word="false"/>
      <style:text-properties style:font-name="DejaVu Sans3" fo:font-size="13pt" officeooo:rsid="001ba6c5" officeooo:paragraph-rsid="001ba6c5" style:font-size-asian="13pt" style:font-size-complex="13pt"/>
    </style:style>
    <style:style style:name="P10" style:family="paragraph" style:parent-style-name="Heading_20_2">
      <style:text-properties officeooo:rsid="001ba6c5" officeooo:paragraph-rsid="001ba6c5"/>
    </style:style>
    <style:style style:name="P11" style:family="paragraph" style:parent-style-name="Heading">
      <style:paragraph-properties fo:break-before="page"/>
      <style:text-properties officeooo:rsid="001ba6c5"/>
    </style:style>
    <style:style style:name="P12" style:family="paragraph" style:parent-style-name="Text_20_body" style:list-style-name="L1">
      <style:text-properties officeooo:paragraph-rsid="001ba6c5"/>
    </style:style>
    <style:style style:name="P13" style:family="paragraph" style:parent-style-name="Text_20_body" style:list-style-name="L1">
      <style:text-properties officeooo:rsid="001ba6c5" officeooo:paragraph-rsid="001ba6c5"/>
    </style:style>
    <style:style style:name="P14" style:family="paragraph" style:parent-style-name="Text_20_body">
      <style:text-properties officeooo:rsid="001d1815" officeooo:paragraph-rsid="001f4248"/>
    </style:style>
    <style:style style:name="P15" style:family="paragraph" style:parent-style-name="Text_20_body">
      <style:text-properties officeooo:rsid="001d1815" officeooo:paragraph-rsid="001ff729"/>
    </style:style>
    <style:style style:name="P16" style:family="paragraph" style:parent-style-name="Text_20_body">
      <style:text-properties officeooo:rsid="001d1815" officeooo:paragraph-rsid="002888d0"/>
    </style:style>
    <style:style style:name="P17" style:family="paragraph" style:parent-style-name="Text_20_body" style:list-style-name="L2">
      <style:text-properties officeooo:paragraph-rsid="001f4248"/>
    </style:style>
    <style:style style:name="P18" style:family="paragraph" style:parent-style-name="Text_20_body">
      <style:text-properties style:font-name="DejaVu Sans Mono" fo:font-weight="normal" officeooo:rsid="001d1815" officeooo:paragraph-rsid="001f4248" style:font-weight-asian="normal" style:font-weight-complex="normal"/>
    </style:style>
    <style:style style:name="P19" style:family="paragraph" style:parent-style-name="Footer">
      <style:paragraph-properties fo:text-align="center" style:justify-single-word="false"/>
      <style:text-properties style:font-name="DejaVu Sans3" officeooo:rsid="001ba6c5" officeooo:paragraph-rsid="001ba6c5"/>
    </style:style>
    <style:style style:name="P20" style:family="paragraph" style:parent-style-name="Heading_20_1">
      <style:text-properties officeooo:rsid="001d1815" officeooo:paragraph-rsid="001d1815"/>
    </style:style>
    <style:style style:name="P21" style:family="paragraph" style:parent-style-name="Heading_20_1">
      <style:paragraph-properties fo:break-before="page"/>
      <style:text-properties officeooo:rsid="001ba6c5"/>
    </style:style>
    <style:style style:name="P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4" style:family="paragraph" style:parent-style-name="Table_20_Contents">
      <style:paragraph-properties fo:text-align="justify" style:justify-single-word="false"/>
      <style:text-properties fo:font-weight="bold" officeooo:paragraph-rsid="001f4248" style:font-weight-asian="bold" style:font-weight-complex="bold"/>
    </style:style>
    <style:style style:name="P25" style:family="paragraph" style:parent-style-name="Table_20_Contents">
      <style:paragraph-properties fo:text-align="justify" style:justify-single-word="false"/>
      <style:text-properties fo:font-weight="bold" officeooo:paragraph-rsid="00229b3b" style:font-weight-asian="bold" style:font-weight-complex="bold"/>
    </style:style>
    <style:style style:name="P26" style:family="paragraph" style:parent-style-name="Table_20_Contents">
      <style:paragraph-properties fo:text-align="justify" style:justify-single-word="false"/>
      <style:text-properties fo:font-weight="bold" officeooo:paragraph-rsid="00249a7e" style:font-weight-asian="bold" style:font-weight-complex="bold"/>
    </style:style>
    <style:style style:name="P27" style:family="paragraph" style:parent-style-name="Table_20_Contents">
      <style:paragraph-properties fo:text-align="justify" style:justify-single-word="false"/>
      <style:text-properties style:font-name="DejaVu Sans Mono" fo:font-size="10pt" officeooo:paragraph-rsid="001f4792" style:font-size-asian="10pt" style:font-size-complex="10pt"/>
    </style:style>
    <style:style style:name="P28" style:family="paragraph" style:parent-style-name="Table_20_Contents">
      <style:paragraph-properties fo:text-align="justify" style:justify-single-word="false"/>
      <style:text-properties style:font-name="DejaVu Sans Mono" fo:font-size="10pt" officeooo:paragraph-rsid="00249a7e" style:font-size-asian="10pt" style:font-size-complex="10pt"/>
    </style:style>
    <style:style style:name="P29" style:family="paragraph" style:parent-style-name="Table_20_Contents">
      <style:paragraph-properties fo:text-align="justify" style:justify-single-word="false"/>
      <style:text-properties fo:font-size="11pt" fo:font-weight="normal" officeooo:paragraph-rsid="00236694" style:font-size-asian="11pt" style:font-weight-asian="normal" style:font-size-complex="11pt" style:font-weight-complex="normal"/>
    </style:style>
    <style:style style:name="P30" style:family="paragraph" style:parent-style-name="Table_20_Contents">
      <style:paragraph-properties fo:text-align="justify" style:justify-single-word="false"/>
      <style:text-properties fo:font-size="11pt" fo:font-weight="normal" officeooo:paragraph-rsid="00229b3b" style:font-size-asian="11pt" style:font-weight-asian="normal" style:font-size-complex="11pt" style:font-weight-complex="normal"/>
    </style:style>
    <style:style style:name="P31" style:family="paragraph" style:parent-style-name="Table_20_Contents">
      <style:paragraph-properties fo:text-align="justify" style:justify-single-word="false"/>
      <style:text-properties fo:font-size="11pt" fo:font-weight="normal" officeooo:paragraph-rsid="00249a7e" style:font-size-asian="9.60000038146973pt" style:font-weight-asian="normal" style:font-size-complex="11pt" style:font-weight-complex="normal"/>
    </style:style>
    <style:style style:name="T1" style:family="text">
      <style:text-properties officeooo:rsid="001ba6c5"/>
    </style:style>
    <style:style style:name="T2" style:family="text">
      <style:text-properties officeooo:rsid="001c5572"/>
    </style:style>
    <style:style style:name="T3" style:family="text">
      <style:text-properties officeooo:rsid="001e7712"/>
    </style:style>
    <style:style style:name="T4" style:family="text">
      <style:text-properties officeooo:rsid="001ed71d"/>
    </style:style>
    <style:style style:name="T5" style:family="text">
      <style:text-properties officeooo:rsid="001f4248"/>
    </style:style>
    <style:style style:name="T6" style:family="text">
      <style:text-properties officeooo:rsid="001f4792"/>
    </style:style>
    <style:style style:name="T7" style:family="text">
      <style:text-properties officeooo:rsid="001ff729"/>
    </style:style>
    <style:style style:name="T8" style:family="text">
      <style:text-properties officeooo:rsid="0021fb72"/>
    </style:style>
    <style:style style:name="T9" style:family="text">
      <style:text-properties officeooo:rsid="00229b3b"/>
    </style:style>
    <style:style style:name="T10" style:family="text">
      <style:text-properties officeooo:rsid="00236694"/>
    </style:style>
    <style:style style:name="T11" style:family="text">
      <style:text-properties officeooo:rsid="00249a7e"/>
    </style:style>
    <style:style style:name="T12" style:family="text">
      <style:text-properties officeooo:rsid="002888d0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Московский государственный университет им. М. В. Ломоносова.</text:p>
      <text:p text:style-name="P5">Факультет вычислительной математики и кибернетики.</text:p>
      <text:p text:style-name="P5">Кафедра <text:span text:style-name="T4">«М</text:span>атематические методы прогнозирования»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Задание 2. Игра «Коньки»</text:p>
      <text:p text:style-name="P5"/>
      <text:p text:style-name="P5"/>
      <text:p text:style-name="P5"/>
      <text:p text:style-name="P5"/>
      <text:p text:style-name="P5"/>
      <text:p text:style-name="P5"/>
      <text:p text:style-name="P9">Шадриков А. А.</text:p>
      <text:p text:style-name="P9">Группа 317</text:p>
      <text:p text:style-name="P9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1"/>
      <text:table-of-content text:style-name="Sect1" text:protected="true" text:name="Оглавление1">
        <text:table-of-content-source text:outline-level="2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22"><text:a xlink:type="simple" xlink:href="#__RefHeading__1432_34742813" text:style-name="Index_20_Link" text:visited-style-name="Index_20_Link">Постановка задачи.<text:tab/>3</text:a></text:p>
          <text:p text:style-name="P23"><text:a xlink:type="simple" xlink:href="#__RefHeading__1434_34742813" text:style-name="Index_20_Link" text:visited-style-name="Index_20_Link">Общие сведения.<text:tab/>3</text:a></text:p>
          <text:p text:style-name="P23"><text:a xlink:type="simple" xlink:href="#__RefHeading__1436_34742813" text:style-name="Index_20_Link" text:visited-style-name="Index_20_Link">Правила игры «Коньки».<text:tab/>3</text:a></text:p>
          <text:p text:style-name="P22"><text:a xlink:type="simple" xlink:href="#__RefHeading__1438_34742813" text:style-name="Index_20_Link" text:visited-style-name="Index_20_Link">Алгоритм решения.<text:tab/>3</text:a></text:p>
          <text:p text:style-name="P22"><text:a xlink:type="simple" xlink:href="#__RefHeading__1440_34742813" text:style-name="Index_20_Link" text:visited-style-name="Index_20_Link">Примеры работы алгоритма.<text:tab/>4</text:a></text:p>
          <text:p text:style-name="P22"><text:a xlink:type="simple" xlink:href="#__RefHeading__1442_34742813" text:style-name="Index_20_Link" text:visited-style-name="Index_20_Link">Заключение.<text:tab/>4</text:a></text:p>
          <text:p text:style-name="P22"><text:a xlink:type="simple" xlink:href="#__RefHeading__1444_34742813" text:style-name="Index_20_Link" text:visited-style-name="Index_20_Link">Список использованной литературы.<text:tab/>4</text:a></text:p>
        </text:index-body>
      </text:table-of-content>
      <text:p text:style-name="P7"/>
      <text:h text:style-name="P21" text:outline-level="1"><text:bookmark-start text:name="__RefHeading__1432_34742813"/>Постановка задачи.<text:bookmark-end text:name="__RefHeading__1432_34742813"/></text:h>
      <text:h text:style-name="P10" text:outline-level="2"><text:bookmark-start text:name="__RefHeading__1434_34742813"/>Общие сведения.<text:bookmark-end text:name="__RefHeading__1434_34742813"/></text:h>
      <text:p text:style-name="P2"><text:span text:style-name="T1">Требуется написать программу, </text:span><text:span text:style-name="T3">осуществляющую один корректный ход в логической игре шахматного типа</text:span><text:span text:style-name="T1">. На вход подаётся текущая позиция игры. На выходе программа должна вернуть позицию «после своего хода».</text:span></text:p>
      <text:h text:style-name="P10" text:outline-level="2"><text:bookmark-start text:name="__RefHeading__1436_34742813"/>Правила игры «Коньки».<text:bookmark-end text:name="__RefHeading__1436_34742813"/></text:h>
      <text:list xml:id="list6573880601" text:style-name="L1">
        <text:list-item>
          <text:p text:style-name="P13">Игра проходит на доске размера 8х8.</text:p>
        </text:list-item>
        <text:list-item>
          <text:p text:style-name="P12"><text:span text:style-name="T1">На доске изначально находятся фишки двух цветов: красные и синие. Начальный счет: 0-0. </text:span><text:span text:style-name="T2">Начальное количество <text:s/>фишек каждого игрока не более 8.</text:span></text:p>
        </text:list-item>
        <text:list-item>
          <text:p text:style-name="P13">Некоторые клетки доски помечены цифрами 1 или 2. </text:p>
        </text:list-item>
        <text:list-item>
          <text:p text:style-name="P13">Игроки ходят поочерёдно: первый игрок красными фишками, второй <text:s/>игрок — синими.</text:p>
        </text:list-item>
        <text:list-item>
          <text:p text:style-name="P13">За один ход игрок может передвинуть только одну фишку. Он обязан это сделать — в противном случае ему засчитывается поражение.</text:p>
        </text:list-item>
        <text:list-item>
          <text:p text:style-name="P13">Фишки ходят как шахматный конь.</text:p>
        </text:list-item>
        <text:list-item>
          <text:p text:style-name="P13">Ходить можно на любую клетку, не занятую своей фишкой. Если клетка была помечена, то метка удаляется, а игроку, который сделал ход, прибавляется число очков, равное значению метки. Если на клетке находилась фишка соперника, то она удаляется, а игроку, который сделал ход, прибавляется 1 очко.</text:p>
        </text:list-item>
        <text:list-item>
          <text:p text:style-name="P13">Если фишки одного из игроков располагаются на одной горизонтали или вертикали, то этому игроку прибавляется 3 очка и игра заканчивается.</text:p>
        </text:list-item>
        <text:list-item>
          <text:p text:style-name="P13">Выигрывает игрок, набравший наибольшее число очков (при равенстве очков — ничья).</text:p>
        </text:list-item>
      </text:list>
      <text:p text:style-name="P3"/>
      <text:h text:style-name="P20" text:outline-level="1"><text:bookmark-start text:name="__RefHeading__1438_34742813"/>Алгоритм решения.<text:bookmark-end text:name="__RefHeading__1438_34742813"/></text:h>
      <text:p text:style-name="P14"><text:span text:style-name="T5">После считывание информации из файла и её сохранения в памяти </text:span><text:span text:style-name="T8">(</text:span><text:span text:style-name="T12">а</text:span><text:span text:style-name="T8"> также проверки на её корректность)</text:span><text:span text:style-name="T5">, производится генерация всех возможных ходов для текущего игрока, с помощью полного перебора всех возможных для него ходов, отсекая нарушающие правила, и сохраняется в массиве.</text:span></text:p>
      <text:p text:style-name="P14"><text:span text:style-name="T5">Теперь для того, чтобы сделать всего лишь один ход, достаточно взять произвольный ход из сгенерированных. В данном случае, берётся просто первый из сохранённого массива.</text:span></text:p>
      <text:p text:style-name="P15"><text:span text:style-name="T7">Остаётся только сделать проверку на окончание игры, сделать соответствующие изменения (сменить игрока, вычесть время хода), и вывести информацию в файл.</text:span></text:p>
      <text:h text:style-name="P20" text:outline-level="1"><text:bookmark-start text:name="__RefHeading__1440_34742813"/><text:soft-page-break/>Примеры работы алгоритма.<text:bookmark-end text:name="__RefHeading__1440_34742813"/></text:h>
      <table:table table:name="Примеры" table:style-name="Примеры">
        <table:table-column table:style-name="Примеры.A"/>
        <table:table-column table:style-name="Примеры.B" table:number-columns-repeated="2"/>
        <table:table-row>
          <table:table-cell table:style-name="Примеры.A1" office:value-type="string">
            <text:p text:style-name="P25"><text:span text:style-name="T9">Комментарии к примерам</text:span></text:p>
          </table:table-cell>
          <table:table-cell table:style-name="Примеры.A1" office:value-type="string">
            <text:p text:style-name="P24"><text:span text:style-name="T5">Вход</text:span></text:p>
          </table:table-cell>
          <table:table-cell table:style-name="Примеры.C1" office:value-type="string">
            <text:p text:style-name="P24"><text:span text:style-name="T5">Выход</text:span></text:p>
          </table:table-cell>
        </table:table-row>
        <table:table-row>
          <table:table-cell table:style-name="Примеры.A2" office:value-type="string">
            <text:p text:style-name="P24"><text:span text:style-name="T5">Первый:</text:span></text:p>
            <text:p text:style-name="P30"><text:span text:style-name="T9">Обычный входной файл.</text:span></text:p>
          </table:table-cell>
          <table:table-cell table:style-name="Примеры.A2" office:value-type="string">
            <text:p text:style-name="P27"><text:span text:style-name="T6">B </text:span><text:span text:style-name="T9">3</text:span><text:span text:style-name="T6"> U</text:span></text:p>
            <text:p text:style-name="P27"><text:span text:style-name="T6">0 30</text:span></text:p>
            <text:p text:style-name="P27"><text:span text:style-name="T6">0 30</text:span></text:p>
            <text:p text:style-name="P27"><text:span text:style-name="T6">-A----2-</text:span></text:p>
            <text:p text:style-name="P27"><text:span text:style-name="T6">------B-</text:span></text:p>
            <text:p text:style-name="P27"><text:span text:style-name="T6">1-------</text:span></text:p>
            <text:p text:style-name="P27"><text:span text:style-name="T6">--A1-B--</text:span></text:p>
            <text:p text:style-name="P27"><text:span text:style-name="T6">--------</text:span></text:p>
            <text:p text:style-name="P27"><text:span text:style-name="T6">-A----2-</text:span></text:p>
            <text:p text:style-name="P27"><text:span text:style-name="T6">2-----B-</text:span></text:p>
            <text:p text:style-name="P27"><text:span text:style-name="T6">----1---</text:span></text:p>
          </table:table-cell>
          <table:table-cell table:style-name="Примеры.C2" office:value-type="string">
            <text:p text:style-name="P27"><text:span text:style-name="T6">A </text:span><text:span text:style-name="T9">4</text:span><text:span text:style-name="T6"> U</text:span></text:p>
            <text:p text:style-name="P27"><text:span text:style-name="T6">0 30</text:span></text:p>
            <text:p text:style-name="P27"><text:span text:style-name="T6">0 30</text:span></text:p>
            <text:p text:style-name="P27"><text:span text:style-name="T6">-A----2-</text:span></text:p>
            <text:p text:style-name="P27"><text:span text:style-name="T6">--------</text:span></text:p>
            <text:p text:style-name="P27"><text:span text:style-name="T6">1-------</text:span></text:p>
            <text:p text:style-name="P27"><text:span text:style-name="T6">--A1-B-B</text:span></text:p>
            <text:p text:style-name="P27"><text:span text:style-name="T6">--------</text:span></text:p>
            <text:p text:style-name="P27"><text:span text:style-name="T6">-A----2-</text:span></text:p>
            <text:p text:style-name="P27"><text:span text:style-name="T6">2-----B-</text:span></text:p>
            <text:p text:style-name="P27"><text:span text:style-name="T6">----1---</text:span></text:p>
          </table:table-cell>
        </table:table-row>
        <table:table-row>
          <table:table-cell table:style-name="Примеры.A2" office:value-type="string">
            <text:p text:style-name="P24"><text:span text:style-name="T5">Второй:</text:span></text:p>
            <text:p text:style-name="P29"><text:span text:style-name="T10">Программа была специальным образом замедленна, чтобы проверить правильность подсчета времени.</text:span></text:p>
          </table:table-cell>
          <table:table-cell table:style-name="Примеры.A2" office:value-type="string">
            <text:p text:style-name="P27"><text:span text:style-name="T6">B 5 U</text:span></text:p>
            <text:p text:style-name="P27"><text:span text:style-name="T6">0 30</text:span></text:p>
            <text:p text:style-name="P27"><text:span text:style-name="T6">0 30</text:span></text:p>
            <text:p text:style-name="P27"><text:span text:style-name="T6">-----A2-</text:span></text:p>
            <text:p text:style-name="P27"><text:span text:style-name="T6">----B---</text:span></text:p>
            <text:p text:style-name="P27"><text:span text:style-name="T6">1-------</text:span></text:p>
            <text:p text:style-name="P27"><text:span text:style-name="T6">--A1---B</text:span></text:p>
            <text:p text:style-name="P27"><text:span text:style-name="T6">--------</text:span></text:p>
            <text:p text:style-name="P27"><text:span text:style-name="T6">-A----2-</text:span></text:p>
            <text:p text:style-name="P27"><text:span text:style-name="T6">2-----B- <text:s text:c="82"/></text:span></text:p>
            <text:p text:style-name="P27"><text:span text:style-name="T6">----1--- </text:span></text:p>
          </table:table-cell>
          <table:table-cell table:style-name="Примеры.C2" office:value-type="string">
            <text:p text:style-name="P27"><text:span text:style-name="T6">A 6 U <text:s text:c="85"/></text:span></text:p>
            <text:p text:style-name="P27"><text:span text:style-name="T6">0 30 <text:s text:c="86"/></text:span></text:p>
            <text:p text:style-name="P27"><text:span text:style-name="T6">2 </text:span><text:span text:style-name="T10">29.72</text:span><text:span text:style-name="T6"> <text:s text:c="86"/></text:span></text:p>
            <text:p text:style-name="P27"><text:span text:style-name="T6">-----AB- <text:s text:c="82"/></text:span></text:p>
            <text:p text:style-name="P27"><text:span text:style-name="T6">-------- <text:s text:c="82"/></text:span></text:p>
            <text:p text:style-name="P27"><text:span text:style-name="T6">1------- <text:s text:c="82"/></text:span></text:p>
            <text:p text:style-name="P27"><text:span text:style-name="T6">--A1---B <text:s text:c="82"/></text:span></text:p>
            <text:p text:style-name="P27"><text:span text:style-name="T6">-------- <text:s text:c="82"/></text:span></text:p>
            <text:p text:style-name="P27"><text:span text:style-name="T6">-A----2- <text:s text:c="82"/></text:span></text:p>
            <text:p text:style-name="P27"><text:span text:style-name="T6">2-----B- <text:s text:c="82"/></text:span></text:p>
            <text:p text:style-name="P27"><text:span text:style-name="T6">----1---</text:span></text:p>
          </table:table-cell>
        </table:table-row>
        <table:table-row>
          <table:table-cell table:style-name="Примеры.A2" office:value-type="string">
            <text:p text:style-name="P26"><text:span text:style-name="T11">Третий:</text:span></text:p>
            <text:p text:style-name="P31"><text:span text:style-name="T11">Проверялась правильность обработки конца игры.</text:span></text:p>
          </table:table-cell>
          <table:table-cell table:style-name="Примеры.A2" office:value-type="string">
            <text:p text:style-name="P28"><text:span text:style-name="T11">A 30 U</text:span></text:p>
            <text:p text:style-name="P28"><text:span text:style-name="T11">0 30</text:span></text:p>
            <text:p text:style-name="P28"><text:span text:style-name="T11">2 30</text:span></text:p>
            <text:p text:style-name="P28"><text:span text:style-name="T11">------B-</text:span></text:p>
            <text:p text:style-name="P28"><text:span text:style-name="T11">------A-</text:span></text:p>
            <text:p text:style-name="P28"><text:span text:style-name="T11">1-------</text:span></text:p>
            <text:p text:style-name="P28"><text:span text:style-name="T11">---1--AB</text:span></text:p>
            <text:p text:style-name="P28"><text:span text:style-name="T11">--------</text:span></text:p>
            <text:p text:style-name="P28"><text:span text:style-name="T11">-A----2-</text:span></text:p>
            <text:p text:style-name="P28"><text:span text:style-name="T11">2-----B-</text:span></text:p>
            <text:p text:style-name="P28"><text:span text:style-name="T11">----1---</text:span></text:p>
          </table:table-cell>
          <table:table-cell table:style-name="Примеры.C2" office:value-type="string">
            <text:p text:style-name="P28"><text:span text:style-name="T11">B 31 B</text:span></text:p>
            <text:p text:style-name="P28"><text:span text:style-name="T11">1 30</text:span></text:p>
            <text:p text:style-name="P28"><text:span text:style-name="T11">5 30</text:span></text:p>
            <text:p text:style-name="P28"><text:span text:style-name="T11">------B-</text:span></text:p>
            <text:p text:style-name="P28"><text:span text:style-name="T11">--------</text:span></text:p>
            <text:p text:style-name="P28"><text:span text:style-name="T11">1-------</text:span></text:p>
            <text:p text:style-name="P28"><text:span text:style-name="T11">---1--AA</text:span></text:p>
            <text:p text:style-name="P28"><text:span text:style-name="T11">--------</text:span></text:p>
            <text:p text:style-name="P28"><text:span text:style-name="T11">-A----2-</text:span></text:p>
            <text:p text:style-name="P28"><text:span text:style-name="T11">2-----B-</text:span></text:p>
            <text:p text:style-name="P28"><text:span text:style-name="T11">----1---</text:span></text:p>
          </table:table-cell>
        </table:table-row>
      </table:table>
      <text:p text:style-name="P18"><text:span text:style-name="T5"/></text:p>
      <text:h text:style-name="P20" text:outline-level="1"><text:bookmark-start text:name="__RefHeading__1442_34742813"/>Заключение.<text:bookmark-end text:name="__RefHeading__1442_34742813"/></text:h>
      <text:p text:style-name="P16"><text:span text:style-name="T12">Если рассматривать данную задачу, как базовую подзадачу для написания программы, которая будет играть в данную игру, то сортировка ходов по их «полезности» могла бы ускорить продумывание программой ходов.</text:span></text:p>
      <text:h text:style-name="P20" text:outline-level="1"><text:bookmark-start text:name="__RefHeading__1444_34742813"/>Список использованной литературы.<text:bookmark-end text:name="__RefHeading__1444_34742813"/></text:h>
      <text:list xml:id="list1014853115" text:style-name="L2">
        <text:list-item>
          <text:p text:style-name="P17"><text:a xlink:type="simple" xlink:href="http://www.machinelearning.ru/wiki/images/b/b2/MMP_praktikum_2012o_2.pdf"><text:span text:style-name="T5">http://www.machinelearning.ru/wiki/images/b/b2/MMP_praktikum_2012o_2.pdf</text:span></text:a><text:span text:style-name="T5"> Общие положения.</text:span></text:p>
        </text:list-item>
        <text:list-item>
          <text:p text:style-name="P17"><text:a xlink:type="simple" xlink:href="http://www.machinelearning.ru/wiki/images/a/a7/MMP_praktikum_2012o_2_Konki.pdf"><text:span text:style-name="T5">http://www.machinelearning.ru/wiki/images/a/a7/MMP_praktikum_2012o_2_Konki.pdf</text:span></text:a><text:span text:style-name="T5"> Правила игры «Коньки»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DejaVu Sans3" svg:font-family="'DejaVu Sans'" style:font-family-generic="swiss" style:font-pitch="variable"/>
    <style:font-face style:name="DejaVu Sans2" svg:font-family="'DejaVu Sans'" style:font-adornments="Bold Oblique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adornments="Полужирный" style:font-family-generic="swiss" style:font-pitch="variable"/>
    <style:font-face style:name="DejaVu Sans4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ru" fo:country="RU" style:letter-kerning="true" style:font-name-asian="DejaVu Sans4" style:font-size-asian="10.5pt" style:language-asian="zh" style:country-asian="CN" style:font-name-complex="DejaVu Sans4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size="14pt" style:font-name-asian="DejaVu Sans4" style:font-size-asian="14pt" style:font-name-complex="DejaVu Sans4" style:font-size-complex="14pt"/>
    </style:style>
    <style:style style:name="Text_20_body" style:display-name="Text body" style:family="paragraph" style:parent-style-name="Standard" style:class="text">
      <style:paragraph-properties fo:margin="100%" fo:margin-left="0cm" fo:margin-right="0cm" fo:margin-top="0cm" fo:margin-bottom="0.212cm" style:contextual-spacing="false" fo:text-align="justify" style:justify-single-word="false" fo:text-indent="0.499cm" style:auto-text-indent="fals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="100%" fo:margin-left="1.559cm" fo:margin-right="0cm" fo:margin-top="0cm" fo:margin-bottom="0.25cm" style:contextual-spacing="false" fo:text-indent="-0.76cm" style:auto-text-indent="false">
        <style:tab-stops/>
      </style:paragraph-properties>
      <style:text-properties style:font-name="DejaVu Sans1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="100%" fo:margin-left="1.06cm" fo:margin-right="0cm" fo:margin-top="0cm" fo:margin-bottom="0.15cm" style:contextual-spacing="false" fo:text-indent="-0.76cm" style:auto-text-indent="false">
        <style:tab-stops/>
      </style:paragraph-properties>
      <style:text-properties style:font-name="DejaVu Sans2" fo:font-size="14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.3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DejaVu Sans3"/>
    </style:style>
    <style:style style:name="MP2" style:family="paragraph" style:parent-style-name="Footer">
      <style:paragraph-properties fo:text-align="center" style:justify-single-word="false"/>
      <style:text-properties style:font-name="DejaVu Sans3" officeooo:rsid="001ba6c5" officeooo:paragraph-rsid="001ba6c5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1" style:next-style-name="Standard">
      <style:footer>
        <text:p text:style-name="MP2">г. Москва, 2012</text:p>
      </style:footer>
    </style:master-page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7T18:29:29</meta:creation-date>
    <dc:date>2012-10-21T14:30:37</dc:date>
    <meta:editing-duration>PT52M45S</meta:editing-duration>
    <meta:editing-cycles>17</meta:editing-cycles>
    <meta:generator>LibreOffice/3.6$Linux_X86_64 LibreOffice_project/360m1$Build-2</meta:generator>
    <meta:document-statistic meta:table-count="1" meta:image-count="0" meta:object-count="0" meta:page-count="4" meta:paragraph-count="114" meta:word-count="525" meta:character-count="4314" meta:non-whitespace-character-count="3023"/>
  </office:meta>
</office:document-meta>
</file>